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Instruções" style:list-style-name="L1">
      <style:graphic-properties draw:fill-color="#729fcf" draw:auto-grow-height="true" draw:auto-grow-width="false" fo:max-height="0cm" fo:min-height="9.582cm"/>
      <style:paragraph-properties style:writing-mode="lr-tb"/>
    </style:style>
    <style:style style:name="gr3" style:family="graphic" style:parent-style-name="Instruções" style:list-style-name="L1">
      <style:graphic-properties draw:fill-color="#729fcf" draw:auto-grow-height="true" draw:auto-grow-width="false" fo:max-height="0cm" fo:min-height="9.582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729fcf"/>
      <style:paragraph-properties style:writing-mode="lr-tb"/>
      <style:text-properties fo:font-size="18pt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ojeto Fin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ojeto final - Requisitos</text:p>
          </draw:text-box>
        </draw:frame>
        <draw:frame draw:style-name="gr2" draw:text-style-name="P4" draw:layer="layout" svg:width="24cm" svg:height="11.793cm" svg:x="1.5cm" svg:y="3.321cm">
          <draw:text-box>
            <text:list text:style-name="L1">
              <text:list-item>
                <text:p text:style-name="P3"><text:span text:style-name="T1">Desenvolver um projeto de sonar usando o sonar HC-SR04;</text:span></text:p>
              </text:list-item>
              <text:list-item>
                <text:p text:style-name="P3"><text:span text:style-name="T1">O sistema irá simular um piloto automático de um carro;</text:span></text:p>
                <text:list>
                  <text:list-item>
                    <text:p text:style-name="P3"><text:span text:style-name="T1">Se o carro da frente reduz a velocidade e se aproxima, o sistema deve acionar os freios gradualmente;</text:span></text:p>
                  </text:list-item>
                  <text:list-item>
                    <text:p text:style-name="P3"><text:span text:style-name="T1">Se o carro da frente acelera e se afasta, o sistema deve acionar o acelerador;</text:span></text:p>
                  </text:list-item>
                  <text:list-item>
                    <text:p text:style-name="P3"><text:span text:style-name="T1">O sistema deve procurar manter a distância em 3 metros;</text:span></text:p>
                  </text:list-item>
                  <text:list-item>
                    <text:p text:style-name="P3"><text:span text:style-name="T1">Freio e acelerador serão simulados pelos LEDs vermelho e azul, respectivamente.</text:span></text:p>
                  </text:list-item>
                </text:list>
              </text:list-item>
              <text:list-item>
                <text:p text:style-name="P3"><text:span text:style-name="T1">Se o veículo estiver a uma distância menor que a desejada, o LED laranja deve piscar da mesma forma que na prática 11;</text:span></text:p>
              </text:list-item>
              <text:list-item>
                <text:p text:style-name="P3"><text:span text:style-name="T1">Se o veículo estiver a uma distância maior que a desejada, o LED verde deve piscar com um período de um segundo e duty-cycle de 20%;</text:span></text:p>
              </text:list-item>
              <text:list-item>
                <text:p text:style-name="P3"><text:span text:style-name="T1">O sistema nunca deve acionar acelerador e freio simultaneamente. Um intervalo de 100 ms deve ser respeitado ao se alternar entre freio e acelerad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ojeto final - Requisitos</text:p>
          </draw:text-box>
        </draw:frame>
        <draw:frame draw:style-name="gr3" draw:text-style-name="P4" draw:layer="layout" svg:width="24cm" svg:height="9.582cm" svg:x="1.5cm" svg:y="3.321cm">
          <draw:text-box>
            <text:list text:style-name="L1">
              <text:list-item>
                <text:p text:style-name="P3"><text:span text:style-name="T1">Os valores de leitura do sonar devem ser filtrados seguindo as </text:span><text:span text:style-name="T1">seguintes regras:</text:span></text:p>
                <text:list>
                  <text:list-item>
                    <text:p text:style-name="P3"><text:span text:style-name="T1">Remoção de outliars: Uma leitura que indique uma velocidade </text:span><text:span text:style-name="T1">improvável para o veículo a frente deve ser considerada inválida;</text:span></text:p>
                  </text:list-item>
                  <text:list-item>
                    <text:p text:style-name="P3"><text:span text:style-name="T1">Após a remoção dos outliars, aplicar um filtro de janela móvel.</text:span></text:p>
                  </text:list-item>
                  <text:list-item>
                    <text:p text:style-name="P3"><text:span text:style-name="T1">A definição de “velocidade improvável” e do tamanho da janela do </text:span><text:span text:style-name="T1">filtro deve ser feita pelo grupo.</text:span></text:p>
                  </text:list-item>
                </text:list>
              </text:list-item>
              <text:list-item>
                <text:p text:style-name="P3"><text:span text:style-name="T1">A implementação pode ser feita usando qualquer combinação de </text:span><text:span text:style-name="T1">técnicas tratadas durante o semestre;</text:span></text:p>
                <text:list>
                  <text:list-item>
                    <text:p text:style-name="P3"><text:span text:style-name="T1">No relatório, justificar as escolhas feitas;</text:span></text:p>
                    <text:p text:style-name="P3"><text:span text:style-name="T1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Verde" style:family="graphic" style:parent-style-name="Sinal">
      <style:graphic-properties svg:stroke-color="#224b12"/>
    </style:style>
    <style:style style:name="Código" style:family="graphic" style:parent-style-name="Caixas_20_de_20_Texto">
      <style:text-properties fo:font-size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1H40M15S</meta:editing-duration>
    <meta:editing-cycles>13</meta:editing-cycles>
    <meta:generator>LibreOffice/7.3.7.2$Linux_X86_64 LibreOffice_project/30$Build-2</meta:generator>
    <dc:title>Midnightblue</dc:title>
    <dc:date>2024-06-10T19:59:23.299630654</dc:date>
    <meta:document-statistic meta:object-count="62"/>
  </office:meta>
</office:document-meta>
</file>